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Ubuntu1"/>
    </style:style>
    <style:style style:name="P2" style:family="paragraph" style:parent-style-name="Text_20_body">
      <style:text-properties style:font-name="Ubuntu1" officeooo:paragraph-rsid="002a8d98"/>
    </style:style>
    <style:style style:name="P3" style:family="paragraph" style:parent-style-name="Text_20_body">
      <style:text-properties style:font-name="Ubuntu1" officeooo:paragraph-rsid="002e62f0"/>
    </style:style>
    <style:style style:name="P4" style:family="paragraph" style:parent-style-name="Text_20_body">
      <style:text-properties fo:color="#3333ff" style:font-name="Ubuntu1" fo:font-style="normal" officeooo:rsid="00243e66" officeooo:paragraph-rsid="00243e66" style:font-style-asian="normal" style:font-style-complex="normal"/>
    </style:style>
    <style:style style:name="P5" style:family="paragraph" style:parent-style-name="Text_20_body">
      <style:text-properties fo:color="#3333ff" style:font-name="Ubuntu1" fo:font-style="normal" officeooo:rsid="00243e66" officeooo:paragraph-rsid="002c78fb" style:font-style-asian="normal" style:font-style-complex="normal"/>
    </style:style>
    <style:style style:name="P6" style:family="paragraph" style:parent-style-name="Text_20_body">
      <style:text-properties fo:color="#3333ff" style:font-name="Ubuntu1" officeooo:rsid="002a8d98" officeooo:paragraph-rsid="002a8d98"/>
    </style:style>
    <style:style style:name="P7" style:family="paragraph" style:parent-style-name="Text_20_body">
      <style:text-properties fo:color="#3333ff" style:font-name="Ubuntu1" officeooo:rsid="00243e66" officeooo:paragraph-rsid="00243e66"/>
    </style:style>
    <style:style style:name="P8" style:family="paragraph" style:parent-style-name="Text_20_body">
      <style:text-properties fo:color="#3333ff" style:font-name="Ubuntu1" officeooo:rsid="0025eea1" officeooo:paragraph-rsid="0025eea1"/>
    </style:style>
    <style:style style:name="P9" style:family="paragraph" style:parent-style-name="Text_20_body">
      <style:text-properties fo:color="#3333ff" officeooo:rsid="0026e271" officeooo:paragraph-rsid="0026e271"/>
    </style:style>
    <style:style style:name="P10" style:family="paragraph" style:parent-style-name="Text_20_body">
      <style:text-properties fo:color="#3333ff" officeooo:rsid="0026e271" officeooo:paragraph-rsid="00304939"/>
    </style:style>
    <style:style style:name="P11" style:family="paragraph" style:parent-style-name="Text_20_body">
      <style:text-properties fo:color="#3333ff" officeooo:rsid="002725af" officeooo:paragraph-rsid="002725af"/>
    </style:style>
    <style:style style:name="P12" style:family="paragraph" style:parent-style-name="Text_20_body">
      <style:text-properties fo:color="#3333ff" officeooo:rsid="003446de" officeooo:paragraph-rsid="003446de"/>
    </style:style>
    <style:style style:name="P13" style:family="paragraph" style:parent-style-name="Text_20_body">
      <style:text-properties fo:color="#0000ff" style:font-name="Ubuntu1" officeooo:rsid="0033995b" officeooo:paragraph-rsid="0033995b"/>
    </style:style>
    <style:style style:name="P14" style:family="paragraph" style:parent-style-name="Text_20_body" style:list-style-name="L1">
      <style:text-properties style:font-name="Ubuntu1"/>
    </style:style>
    <style:style style:name="P15" style:family="paragraph" style:parent-style-name="Text_20_body" style:list-style-name="L1">
      <style:text-properties style:font-name="Ubuntu1" officeooo:paragraph-rsid="00225829"/>
    </style:style>
    <style:style style:name="P16" style:family="paragraph" style:parent-style-name="Text_20_body" style:list-style-name="L1">
      <style:text-properties style:font-name="Ubuntu1" officeooo:paragraph-rsid="002a8d98"/>
    </style:style>
    <style:style style:name="P17" style:family="paragraph" style:parent-style-name="Text_20_body" style:list-style-name="L1">
      <style:text-properties style:font-name="Ubuntu1" officeooo:paragraph-rsid="002e62f0"/>
    </style:style>
    <style:style style:name="P18" style:family="paragraph" style:parent-style-name="Text_20_body" style:list-style-name="L2">
      <style:text-properties style:font-name="Ubuntu1"/>
    </style:style>
    <style:style style:name="P19" style:family="paragraph" style:parent-style-name="Text_20_body">
      <style:text-properties style:font-name="Ubuntu1" officeooo:paragraph-rsid="00225829"/>
    </style:style>
    <style:style style:name="P20" style:family="paragraph" style:parent-style-name="Text_20_body">
      <style:text-properties style:font-name="Ubuntu1" officeooo:rsid="001f83ca" officeooo:paragraph-rsid="001f83ca"/>
    </style:style>
    <style:style style:name="P21" style:family="paragraph" style:parent-style-name="Text_20_body">
      <style:text-properties style:font-name="Ubuntu1" officeooo:rsid="001f916d" officeooo:paragraph-rsid="001f916d"/>
    </style:style>
    <style:style style:name="P22" style:family="paragraph" style:parent-style-name="Text_20_body" style:list-style-name="L3"/>
    <style:style style:name="P23" style:family="paragraph" style:parent-style-name="Text_20_body" style:list-style-name="L3">
      <style:text-properties officeooo:paragraph-rsid="0026e271"/>
    </style:style>
    <style:style style:name="P24" style:family="paragraph" style:parent-style-name="Text_20_body" style:list-style-name="L4"/>
    <style:style style:name="P25" style:family="paragraph" style:parent-style-name="Text_20_body">
      <style:text-properties fo:color="#3333ff" style:font-name="Ubuntu1" officeooo:rsid="002e62f0" officeooo:paragraph-rsid="003c067a"/>
    </style:style>
    <style:style style:name="P26" style:family="paragraph" style:parent-style-name="Text_20_body">
      <style:text-properties fo:color="#0000ff" style:font-name="Ubuntu1" officeooo:rsid="0041ff81" officeooo:paragraph-rsid="0041ff81"/>
    </style:style>
    <style:style style:name="P27" style:family="paragraph" style:parent-style-name="Text_20_body">
      <style:paragraph-properties fo:break-before="page"/>
      <style:text-properties style:font-name="Ubuntu1" officeooo:rsid="001f83ca" officeooo:paragraph-rsid="001f83ca"/>
    </style:style>
    <style:style style:name="P28" style:family="paragraph" style:parent-style-name="Text_20_body">
      <style:paragraph-properties fo:break-before="page"/>
      <style:text-properties style:font-name="Ubuntu1" officeooo:rsid="001f916d" officeooo:paragraph-rsid="001f916d"/>
    </style:style>
    <style:style style:name="T1" style:family="text">
      <style:text-properties officeooo:rsid="0027bc1f"/>
    </style:style>
    <style:style style:name="T2" style:family="text">
      <style:text-properties fo:color="#3333ff" officeooo:rsid="0026e271"/>
    </style:style>
    <style:style style:name="T3" style:family="text">
      <style:text-properties fo:color="#3333ff" officeooo:rsid="002e62f0"/>
    </style:style>
    <style:style style:name="T4" style:family="text">
      <style:text-properties fo:color="#3333ff" officeooo:rsid="0038a520"/>
    </style:style>
    <style:style style:name="T5" style:family="text">
      <style:text-properties fo:color="#3333ff" officeooo:rsid="00390954"/>
    </style:style>
    <style:style style:name="T6" style:family="text">
      <style:text-properties fo:color="#3333ff" fo:font-style="normal" officeooo:rsid="00225829" style:font-style-asian="normal" style:font-style-complex="normal"/>
    </style:style>
    <style:style style:name="T7" style:family="text">
      <style:text-properties officeooo:rsid="002c78fb"/>
    </style:style>
    <style:style style:name="T8" style:family="text">
      <style:text-properties officeooo:rsid="00304939"/>
    </style:style>
    <style:style style:name="T9" style:family="text">
      <style:text-properties officeooo:rsid="0031b5d5"/>
    </style:style>
    <style:style style:name="T10" style:family="text">
      <style:text-properties officeooo:rsid="0033995b"/>
    </style:style>
    <style:style style:name="T11" style:family="text">
      <style:text-properties officeooo:rsid="0034e0a0"/>
    </style:style>
    <style:style style:name="T12" style:family="text">
      <style:text-properties officeooo:rsid="00365659"/>
    </style:style>
    <style:style style:name="T13" style:family="text">
      <style:text-properties officeooo:rsid="0036bbc7"/>
    </style:style>
    <style:style style:name="T14" style:family="text">
      <style:text-properties officeooo:rsid="003c067a"/>
    </style:style>
    <style:style style:name="T15" style:family="text">
      <style:text-properties officeooo:rsid="00418f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s</text:p>
      <text:p text:style-name="P1"/>
      <text:p text:style-name="P1">Editor comments</text:p>
      <text:list xml:id="list5771703496020264353" text:style-name="L1">
        <text:list-item>
          <text:p text:style-name="P15">please consider shortening the introduction</text:p>
        </text:list-item>
      </text:list>
      <text:p text:style-name="P26">We have removed part of the introductory paragraphs while keeping the same message. At the same time we have added a paragraph explaining what is Bayesian inference, following Reviewer 2 comments.</text:p>
      <text:list xml:id="list165131755914930" text:continue-numbering="true" text:style-name="L1">
        <text:list-item>
          <text:p text:style-name="P16">the possibility that H3 and H4 might be successive states of the same system could be addressed</text:p>
        </text:list-item>
      </text:list>
      <text:p text:style-name="P2"><text:span text:style-name="T2">While they could seem similar, H3 and H4 emerge from rather different dynamics (additive vs multiplicative processes). We have modified the </text:span><text:span text:style-name="T5">discussion </text:span><text:span text:style-name="T2">to emphasize this difference.</text:span></text:p>
      <text:list xml:id="list165130790266144" text:continue-numbering="true" text:style-name="L1">
        <text:list-item>
          <text:p text:style-name="P14">Figure 4 is difficult to understand without more assistance</text:p>
        </text:list-item>
      </text:list>
      <text:p text:style-name="P6">We realise that the figure could be confusing, specially for readers without Bayesian background. We have improved the caption of the figure. <text:span text:style-name="T12">At the same time it has been moved to </text:span>the Supplementary Information section<text:span text:style-name="T12">s as it is not relevant unless the reader is really interested on the details of the method</text:span>. <text:span text:style-name="T13">This decision has allowed us to clarify what is the posterior by discussing the simplest model M1.</text:span></text:p>
      <text:list xml:id="list165130667918992" text:continue-numbering="true" text:style-name="L1">
        <text:list-item>
          <text:p text:style-name="P17">it would be useful briefly to explain the meaning of a ‘power law’ for the benefit of less technical readers</text:p>
        </text:list-item>
      </text:list>
      <text:p text:style-name="P3"><text:span text:style-name="T3">We have </text:span><text:span text:style-name="T4">improved the </text:span><text:span text:style-name="T3">explanation of the concep</text:span><text:span text:style-name="T4">t in the first paragraph of the discussion.</text:span></text:p>
      <text:list xml:id="list165130611311151" text:continue-numbering="true" text:style-name="L1">
        <text:list-item>
          <text:p text:style-name="P17">Reviewer 2 asks whether the Baetican Oil Trade should be considered typical or exceptional of Roman trading structures more generally</text:p>
        </text:list-item>
      </text:list>
      <text:p text:style-name="P25">While there are several hypotheses on Roman trading structures, we believe that this is the first work where these ideas have been tested against empirical data. As a consequence it is not clear if it is exceptional or the norm. This is exactly the point raised at the end of the paper: we <text:span text:style-name="T14">do not know if it is exceptional or not. We </text:span>need additional works to know if it is a general pattern or it is unique. <text:span text:style-name="T8">In any case we have improved the text to emphasize this message.</text:span></text:p>
      <text:list xml:id="list165131036727683" text:continue-numbering="true" text:style-name="L1">
        <text:list-item>
          <text:p text:style-name="P14">The title is also somewhat out of line with Antiquity style; we would prefer “Bayesian analysis and free market trade within the Roman Empire”</text:p>
        </text:list-item>
      </text:list>
      <text:p text:style-name="P19"><text:span text:style-name="T6">We agree with the change in style; title has been accordingly modified.</text:span></text:p>
      <text:p text:style-name="P20"/>
      <text:p text:style-name="P27">Reviewer 1</text:p>
      <text:list xml:id="list3809670373860560706" text:style-name="L2">
        <text:list-item>
          <text:p text:style-name="P18">The introductory observations on pp.1-2 are fairly generic and could easily be shortened without losing anything of substance. At least some of this can be taken for granted.</text:p>
        </text:list-item>
      </text:list>
      <text:p text:style-name="P7">The introduction has been revised and shortened.</text:p>
      <text:list xml:id="list165130893325282" text:continue-numbering="true" text:style-name="L2">
        <text:list-item>
          <text:p text:style-name="P18">The second full paragraph of p.5 mentions “H1” before this concept has even been introduced, and more generally anticipates some of the findings in a way that is confusing and out of place here. I would simply delete this.</text:p>
        </text:list-item>
      </text:list>
      <text:p text:style-name="P13">We agree, it has been removed.</text:p>
      <text:list xml:id="list165131620479607" text:continue-numbering="true" text:style-name="L2">
        <text:list-item>
          <text:p text:style-name="P18">The arguments on p.8 are quite compelling.</text:p>
        </text:list-item>
        <text:list-item>
          <text:p text:style-name="P18">Are Figures 1-2 really necessary? They are nice illustrations but perhaps not vital (a matter of space).</text:p>
        </text:list-item>
      </text:list>
      <text:p text:style-name="P7">We believe that it is useful given the expected pluridisciplinary background of readers (some of them <text:span text:style-name="T9">will</text:span> not come from archaeology but <text:span text:style-name="T9">can </text:span>be interested on the analysis).</text:p>
      <text:list xml:id="list165131816167732" text:continue-numbering="true" text:style-name="L2">
        <text:list-item>
          <text:p text:style-name="P18">Figure 4 is hard to understand without further explanation.</text:p>
        </text:list-item>
      </text:list>
      <text:p text:style-name="P4">Explanation has been improved <text:span text:style-name="T7">and Figure moved to SI.</text:span></text:p>
      <text:list xml:id="list165131315858329" text:continue-numbering="true" text:style-name="L2">
        <text:list-item>
          <text:p text:style-name="P18">P.24: why is it desirable to include only partially readable codes in the analysis? The number of fully readable codes is very large (5,743) and not much smaller than the full sample (7,520).</text:p>
        </text:list-item>
      </text:list>
      <text:p text:style-name="P7">Uncertainty is an inherent property of archaeological data. It is always important to test that the method is robust enough to face it to avoid any potential bias.</text:p>
      <text:list xml:id="list165132383158316" text:continue-numbering="true" text:style-name="L2">
        <text:list-item>
          <text:p text:style-name="P18">I don’t understand the conclusion on p.25 that analysis of the fully readable codes increases the distance between M4 and the rival models. Doesn’t the final column in table 1 in Supporting Information suggest the opposite? And in any case, if these two samples yield similar results, why even bother with the probabilistic simulation? Maybe use the fully readable codes for the analysis in the main text and move the enlarged sample to Supporting Information? Just a thought.</text:p>
        </text:list-item>
      </text:list>
      <text:p text:style-name="P8">As previously discussed we think that the results are more robust when they integrate data uncertainty. Regarding the distance between models, we agree with the reviewer that the previous manuscript was confusing. The dataset of fully readable codes is smaller than the other one, so DIC will also be smaller. It is the relative distance between models that increased. <text:span text:style-name="T10">In any case we have removed this sentence to avoid additional complexity.</text:span></text:p>
      <text:p text:style-name="P1"/>
      <text:p text:style-name="P21"/>
      <text:p text:style-name="P28">Reviewer 2</text:p>
      <text:list xml:id="list1290636112676304956" text:style-name="L3">
        <text:list-item>
          <text:p text:style-name="P22">The introduction is unduly long, and badly organized:</text:p>
          <text:list>
            <text:list-item>
              <text:p text:style-name="P22">it takes the authors almost four pages to tell the reader what they intend to do, whereas this should be made clear right away. It should not take so long to highlight the controversy surrounding long‐distance maritime trade in the Roman world, and to emphasize how amphora stamps provide a way ahead.</text:p>
            </text:list-item>
          </text:list>
        </text:list-item>
      </text:list>
      <text:p text:style-name="P9">As noted before we haved shortened and improved the introduction.</text:p>
      <text:list xml:id="list165131118629227" text:continue-numbering="true" text:style-name="L3">
        <text:list-item>
          <text:list>
            <text:list-item>
              <text:p text:style-name="P23">Within the introduction, the section on the history of the Roman economy debate reads a bit random and superfluous(p. 3, two central paragraphs) – it seems better to just briefly refer to some of the many summaries of the debate that have appeared over the last decades (starting with Morris in the preface to the 1999 reedition of Finley 1973, Scheidel et al 2007, Scheidel 2012) and leave it at that. No need to go back, again, to Finley and Rostovtzeff, whose positions were in any case much more nuanced than suggested here, or than can be evoked in two sentences.</text:p>
            </text:list-item>
          </text:list>
        </text:list-item>
      </text:list>
      <text:p text:style-name="P9">We agree with the reviewer. We have summarized the debate using the suggested references.</text:p>
      <text:list xml:id="list165131859750696" text:continue-numbering="true" text:style-name="L3">
        <text:list-item>
          <text:list>
            <text:list-item>
              <text:p text:style-name="P22">Shortening the introduction would give the authors more space to devote a bit more attention to explaining the statistical procedures in the second part of the article, many of which are not commonly used in classical studies, but present the key strength of the article, and thus are essential for the success of the argument after publication.</text:p>
            </text:list-item>
          </text:list>
        </text:list-item>
      </text:list>
      <text:p text:style-name="P9">We agree that a longer explanation of the method would improve the impact of the paper. A short section on Bayesian statistics and relevant references have been added to the manuscript.</text:p>
      <text:list xml:id="list165131396112193" text:continue-numbering="true" text:style-name="L3">
        <text:list-item>
          <text:p text:style-name="P22">It remains unclear to me what conceptual gulf separates hypotheses H3 and H4. I think they actually are two steps in the same process, with H4 being an outcome after many years, and H3 its initial emergence. If this is not the case, authors should explain more clearly what separates the two.</text:p>
        </text:list-item>
      </text:list>
      <text:p text:style-name="P9">While they could seem similar, H3 and H4 emerge from rather different dynamics (additive vs multiplicative processes). We have modified the text to emphasize this difference.</text:p>
      <text:list xml:id="list165130928839751" text:continue-numbering="true" text:style-name="L3">
        <text:list-item>
          <text:p text:style-name="P22">I fail to make sense of the visuals in fig. 4. These should be better explained. </text:p>
        </text:list-item>
      </text:list>
      <text:p text:style-name="P5">Explanation has been improved <text:span text:style-name="T7">and Figure moved to SI</text:span></text:p>
      <text:list xml:id="list165132021301127" text:continue-numbering="true" text:style-name="L3">
        <text:list-item>
          <text:p text:style-name="P22">I have one major point that I think the authors need to address: I suppose someone like Finley would just simply dismiss most of the argument by saying that it is unsurprising that free‐market‐like structures emerge in the Baetican Oil Trade because it is the Baetican Oil Trade: a large scale, but essentially low‐risk and uni‐directional trade movement between Baetica and the Roman Metropolis, and above all: highly exceptional. I think it would be good if the authors would anticipate on this kind of criticism, either by making clear why they feel Baetican Oil Trade (or the Roman Metropolitan Supply Economy, for that matter) was not exceptional, OR by emphasizing that their results have little validity outside the large‐scale Roman Metropolitan Supply Economy and, perhaps, the army.</text:p>
        </text:list-item>
      </text:list>
      <text:p text:style-name="P10">As noted above we have <text:span text:style-name="T8">improved the </text:span>discussion on this issue. However, to our knowledge this is the first time that a particular structure of Roman trade is supported by <text:span text:style-name="T8">quantitative analysis</text:span>. As <text:soft-page-break/>noted in the discussion the <text:span text:style-name="T8">uniqueness</text:span> of the structure will be tested when other markets are analyzed with similar methods <text:span text:style-name="T8">beyond qualitative comparison.</text:span> Finally, we <text:span text:style-name="T8">fail to </text:span>see how low-risk or uni-directionality explains the emergence of a free market.</text:p>
      <text:p text:style-name="Text_20_body"><text:s/></text:p>
      <text:p text:style-name="Text_20_body">Minor comments: </text:p>
      <text:list xml:id="list6052651220666002877" text:style-name="L4">
        <text:list-item>
          <text:p text:style-name="P24">P. 2: this interconnection .... Shaped the economic and political dynamics of the area – it could also just be the other way around, I would say, with long‐distance trade emerging because of political developments. </text:p>
        </text:list-item>
      </text:list>
      <text:p text:style-name="P12"><text:span text:style-name="T11">It is always difficult to identify causality. </text:span>One would assume that both dynamics co-evolved (each one promoted the other one). <text:span text:style-name="T11">We have edited the text accordingly.</text:span></text:p>
      <text:list xml:id="list165131368884239" text:continue-numbering="true" text:style-name="L4">
        <text:list-item>
          <text:p text:style-name="P24">P. 4: Bayesian inference: needs explanation. </text:p>
        </text:list-item>
      </text:list>
      <text:p text:style-name="P11">As noted above we have improved the description of methods.</text:p>
      <text:list xml:id="list165132082589616" text:continue-numbering="true" text:style-name="L4">
        <text:list-item>
          <text:p text:style-name="P24">P. 4‐5: The number of stamps ... the market: I think put this way, this is a problematic claim as it dismisses a priori possible biases in the evidence. These should be addressed more explicitly, as it is a central assumption without which the entire argument falls. <text:s/></text:p>
        </text:list-item>
      </text:list>
      <text:p text:style-name="P11">We agree that this assumption needed further explanation, so the text has been modified.</text:p>
      <text:list xml:id="list165130462695663" text:continue-numbering="true" text:style-name="L4">
        <text:list-item>
          <text:p text:style-name="P24">P. 5.: Figure 3...: odd, as H1 is only introduced in the subsequent section. Reorganize. </text:p>
        </text:list-item>
      </text:list>
      <text:p text:style-name="P11">We have modified the text as noted above.</text:p>
      <text:list xml:id="list165131649441736" text:continue-numbering="true" text:style-name="L4">
        <text:list-item>
          <text:p text:style-name="P24">P. 8. I am not convinced by the power‐law discourse. However interesting a power‐law is, it is meaningless without a strong historical explanation, and does not in itself bear any meaning. A power‐law is not evidence of a ‘free’ market. The general pattern of distribution, with a variety of smaller and larger players, is a much stronger argument.</text:p>
        </text:list-item>
      </text:list>
      <text:p text:style-name="P11">It seems that the text was confusing on the concept of power law. The power law is, in fact, the general pattern of the distribution.</text:p>
      <text:p text:style-name="P11"><text:span text:style-name="T8">T</text:span>he text was already cautious on linking the power-law with a free market. Specifically the first paragraph of the discussion states that a) a power-law is evidence of free market for other case studies, b) it <text:span text:style-name="T8">it correct that </text:span>a different process <text:span text:style-name="T8">could generate it, but </text:span><text:s/>c) following Ockham’s razor the free market seems the simplest explanation.</text:p>
      <text:p text:style-name="Text_20_body"/>
      <text:list xml:id="list165131186906023" text:continue-numbering="true" text:style-name="L4">
        <text:list-item>
          <text:p text:style-name="P24">P. 8: ‘densely interconnected free market’: but one that rests upon the political power of the Roman Empire and the resulting size of the Roman metropolis... I am not so sure about ‘interconnected’.</text:p>
        </text:list-item>
      </text:list>
      <text:p text:style-name="P11">We agree that the size of the metropolis could play a critical role to explain the free market (i.e. critical mass). However, political power is not a requirement here because the power-law is signal of a self-organized system. <text:s/>It is probable that politics played a role at different levels but this type of systems can function without external powers. <text:span text:style-name="T1">Theoretical research referenced in the paper shows that strong interconnectivity is needed to achieve stability (Newman, 2005).</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7a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 fo:font-family="Ubuntu" style:font-style-name="Regular"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ubio-Campillo</meta:initial-creator>
    <meta:creation-date>2016-10-06T16:18:29.905579614</meta:creation-date>
    <dc:date>2016-10-09T16:51:30.202150744</dc:date>
    <dc:creator>Xavier Rubio-Campillo</dc:creator>
    <meta:editing-duration>PT9H7M32S</meta:editing-duration>
    <meta:editing-cycles>26</meta:editing-cycles>
    <meta:generator>LibreOffice/5.1.4.2$Linux_X86_64 LibreOffice_project/10m0$Build-2</meta:generator>
    <meta:document-statistic meta:table-count="0" meta:image-count="0" meta:object-count="0" meta:page-count="4" meta:paragraph-count="57" meta:word-count="1718" meta:character-count="10198" meta:non-whitespace-character-count="8550"/>
  </office:meta>
</office:document-meta>
</file>